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 fo:font-size="10pt" fo:language="en" fo:country="US" style:font-size-asian="10pt" style:font-size-complex="10pt"/>
    </style:style>
    <style:style style:name="P4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fo:language="en" fo:country="US"/>
    </style:style>
    <style:style style:name="P5" style:family="paragraph" style:parent-style-name="Text_20_body">
      <style:paragraph-properties fo:margin-left="0.5in" fo:margin-right="0in" fo:text-indent="0in" style:auto-text-indent="false">
        <style:tab-stops/>
      </style:paragraph-properties>
    </style:style>
    <style:style style:name="P6" style:family="paragraph" style:parent-style-name="Título" style:master-page-name="MP0">
      <style:paragraph-properties style:page-number="auto" fo:break-before="page"/>
    </style:style>
    <style:style style:name="P7" style:family="paragraph" style:parent-style-name="Heading">
      <style:text-properties officeooo:paragraph-rsid="001b53e5"/>
    </style:style>
    <style:style style:name="P8" style:family="paragraph" style:parent-style-name="Párrafo_20_de_20_lista" style:list-style-name="L2">
      <style:text-properties fo:language="en" fo:country="US"/>
    </style:style>
    <style:style style:name="P9" style:family="paragraph" style:parent-style-name="Párrafo_20_de_20_lista" style:list-style-name="L3">
      <style:text-properties fo:language="en" fo:country="US"/>
    </style:style>
    <style:style style:name="P10" style:family="paragraph" style:parent-style-name="Párrafo_20_de_20_lista" style:list-style-name="L4">
      <style:text-properties fo:language="en" fo:country="US" officeooo:paragraph-rsid="001b53e5"/>
    </style:style>
    <style:style style:name="P11" style:family="paragraph" style:parent-style-name="Párrafo_20_de_20_lista" style:list-style-name="L3"/>
    <style:style style:name="P12" style:family="paragraph" style:parent-style-name="Párrafo_20_de_20_lista">
      <style:text-properties officeooo:paragraph-rsid="001b53e5"/>
    </style:style>
    <style:style style:name="P13" style:family="paragraph" style:parent-style-name="Párrafo_20_de_20_lista" style:list-style-name="L5">
      <style:text-properties officeooo:paragraph-rsid="001b53e5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1b53e5"/>
    </style:style>
    <style:style style:name="P16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fo:language="en" fo:country="US" officeooo:paragraph-rsid="001b53e5"/>
    </style:style>
    <style:style style:name="P17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officeooo:paragraph-rsid="001b53e5"/>
    </style:style>
    <style:style style:name="P18" style:family="paragraph" style:parent-style-name="Text_20_body">
      <style:text-properties officeooo:paragraph-rsid="001b53e5"/>
    </style:style>
    <style:style style:name="P19" style:family="paragraph" style:parent-style-name="Título_20_1">
      <style:text-properties officeooo:paragraph-rsid="001b53e5"/>
    </style:style>
    <style:style style:name="P20" style:family="paragraph" style:parent-style-name="Título_20_3">
      <style:text-properties officeooo:paragraph-rsid="001b53e5"/>
    </style:style>
    <style:style style:name="T1" style:family="text">
      <style:text-properties fo:language="es" fo:country="AR"/>
    </style:style>
    <style:style style:name="T2" style:family="text">
      <style:text-properties fo:language="en" fo:country="US"/>
    </style:style>
    <style:style style:name="T3" style:family="text">
      <style:text-properties officeooo:rsid="001b53e5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6 del TP3 de IA2</text:p>
      <text:p text:style-name="P1">Año 2022</text:p>
      <text:p text:style-name="P1">Cabrero García, Gabriel</text:p>
      <text:p text:style-name="P1">Mellimaci, Marcelo E</text:p>
      <text:p text:style-name="P1">Tous Maggini, Martín</text:p>
      <text:p text:style-name="P1"/>
      <text:p text:style-name="Text_20_body">Realizar un barrido de parámetros (learning rate, cantidad de neuronas en la capa oculta,</text:p>
      <text:p text:style-name="Text_20_body">comparación de ReLU con Sigmoide)</text:p>
      <text:h text:style-name="Título_20_1" text:outline-level="1">Barrido aleatorio de parámetros</text:h>
      <text:p text:style-name="Text_20_body"><text:bookmark-start text:name="__DdeLink__1658_206981581"/>Se obtuvieron 10 combinaciones distintas de valores de ritmo de aprendizaje (entre cero y uno) y cantidad de neuronas (entre 1 y 1000) en la capa oculta de la red neuronal<text:bookmark-end text:name="__DdeLink__1658_206981581"/></text:p>
      <text:p text:style-name="P2">$ python3 barrido_random_de_parametros.py</text:p>
      <text:p text:style-name="P2"/>
      <text:p text:style-name="P3"><text:bookmark-start text:name="__DdeLink__2407_1902261215"/>learning_rate = 0.11678492432790355</text:p>
      <text:p text:style-name="P3">neuronas_capa_oculta = 14</text:p>
      <text:p text:style-name="P3"/>
      <text:p text:style-name="P3">learning_rate = 0.713712361381509</text:p>
      <text:p text:style-name="P3">neuronas_capa_oculta = 281</text:p>
      <text:p text:style-name="P3"/>
      <text:p text:style-name="P3">learning_rate = 0.681370686036219</text:p>
      <text:p text:style-name="P3">neuronas_capa_oculta = 561</text:p>
      <text:p text:style-name="P3"/>
      <text:p text:style-name="P3">learning_rate = 0.9311469076415091</text:p>
      <text:p text:style-name="P3">neuronas_capa_oculta = 571</text:p>
      <text:p text:style-name="P3"/>
      <text:p text:style-name="P3">learning_rate = 0.8558954543817054</text:p>
      <text:p text:style-name="P3">neuronas_capa_oculta = 833</text:p>
      <text:p text:style-name="P3"/>
      <text:p text:style-name="P3">learning_rate = 0.41944190225629496</text:p>
      <text:p text:style-name="P3">neuronas_capa_oculta = 810</text:p>
      <text:p text:style-name="P3"/>
      <text:p text:style-name="P3">learning_rate = 0.014298359953245132</text:p>
      <text:p text:style-name="P3">neuronas_capa_oculta = 580</text:p>
      <text:p text:style-name="P3"/>
      <text:p text:style-name="P3">learning_rate = 0.7118070280213765</text:p>
      <text:p text:style-name="P3">neuronas_capa_oculta = 610</text:p>
      <text:p text:style-name="P3"/>
      <text:p text:style-name="P3">learning_rate = 0.5388595124394132</text:p>
      <text:p text:style-name="P3">neuronas_capa_oculta = 482</text:p>
      <text:p text:style-name="P3"/>
      <text:p text:style-name="P3">learning_rate = 0.2944478057200265</text:p>
      <text:p text:style-name="P3">neuronas_capa_oculta = 894</text:p>
      <text:p text:style-name="P3"/>
      <text:p text:style-name="P3">learning_rate = 0.033159854437220915</text:p>
      <text:p text:style-name="P3">neuronas_capa_oculta = 434</text:p>
      <text:p text:style-name="P3"/>
      <text:p text:style-name="P3">learning_rate = 0.7727973853051172</text:p>
      <text:p text:style-name="P3">neuronas_capa_oculta = 199</text:p>
      <text:p text:style-name="P3"/>
      <text:p text:style-name="P3">learning_rate = 0.8447312152708882</text:p>
      <text:p text:style-name="P3">neuronas_capa_oculta = 263</text:p>
      <text:p text:style-name="P3"/>
      <text:p text:style-name="P3">learning_rate = 0.5150367582409667</text:p>
      <text:p text:style-name="P3">neuronas_capa_oculta = 550</text:p>
      <text:p text:style-name="P3"><text:soft-page-break/></text:p>
      <text:p text:style-name="P3">learning_rate = 0.8349257541834374</text:p>
      <text:p text:style-name="P3">neuronas_capa_oculta = 872<text:bookmark-end text:name="__DdeLink__2407_1902261215"/></text:p>
      <text:h text:style-name="Título_20_1" text:outline-level="1">Resultados con la función de activación ReLU</text:h>
      <text:h text:style-name="Título_20_3" text:outline-level="3">Ejemplo 1</text:h>
      <text:list xml:id="list4074700343" text:style-name="L1">
        <text:list-item>
          <text:p text:style-name="P14"><text:s text:c="4"/>NEURONAS_CAPA_OCULTA = 100</text:p>
        </text:list-item>
        <text:list-item>
          <text:p text:style-name="P14"><text:s text:c="4"/>LEARNING_RATE = 1</text:p>
        </text:list-item>
      </text:list>
      <text:p text:style-name="Heading">Error o Pérdida (Training Loss)</text:p>
      <text:p text:style-name="P4">Loss epoch 0 : 1.1374137890566747</text:p>
      <text:p text:style-name="P4">Loss epoch 1000 : 0.3163689021062514</text:p>
      <text:p text:style-name="P4">Loss epoch 2000 : 0.2853892338528813</text:p>
      <text:p text:style-name="P4">Loss epoch 3000 : 0.28075758722381294</text:p>
      <text:p text:style-name="P4">Loss epoch 4000 : 0.27921641914857637</text:p>
      <text:p text:style-name="P4">Loss epoch 5000 : 0.27399056836224905</text:p>
      <text:p text:style-name="P4">Loss epoch 6000 : 0.26869478974570266</text:p>
      <text:p text:style-name="P4">Loss epoch 7000 : 0.27297020356496304</text:p>
      <text:p text:style-name="P4">Loss epoch 8000 : 0.26506190654869366</text:p>
      <text:p text:style-name="P5">Loss epoch 9000 : 0.27829049654505933</text:p>
      <text:p text:style-name="Heading">Precisión de la clasificación (nro_aciertos / n_ejemplos_mostrados)</text:p>
      <text:p text:style-name="P5">Precisión del <text:s/>82.0 %</text:p>
      <text:h text:style-name="Título_20_3" text:outline-level="3">Ejemplo 2</text:h>
      <text:list xml:id="list153418223580114" text:continue-numbering="true" text:style-name="L1">
        <text:list-item>
          <text:p text:style-name="P14"><text:s text:c="4"/>LEARNING_RATE = 0.11678492432790355</text:p>
        </text:list-item>
        <text:list-item>
          <text:p text:style-name="P14"><text:s text:c="4"/>NEURONAS_CAPA_OCULTA = 14</text:p>
        </text:list-item>
      </text:list>
      <text:p text:style-name="Heading">Error o Pérdida (Training Loss)</text:p>
      <text:p text:style-name="P4">Loss epoch 0 : 1.1263567111811588</text:p>
      <text:p text:style-name="P4">Loss epoch 1000 : 0.3002003241718807</text:p>
      <text:p text:style-name="P4">Loss epoch 2000 : 0.2691859504381734</text:p>
      <text:p text:style-name="P4">Loss epoch 3000 : 0.2625263113138755</text:p>
      <text:p text:style-name="P4">Loss epoch 4000 : 0.24454154344241977</text:p>
      <text:p text:style-name="P4">Loss epoch 5000 : 0.23852274264808904</text:p>
      <text:p text:style-name="P4">Loss epoch 6000 : 0.22798636448472206</text:p>
      <text:p text:style-name="P4"><text:soft-page-break/>Loss epoch 7000 : 0.23847846562376457</text:p>
      <text:p text:style-name="P4">Loss epoch 8000 : 0.23358977057758265</text:p>
      <text:p text:style-name="P5">Loss epoch 9000 : 0.2278334458940635</text:p>
      <text:p text:style-name="Heading">Precisión de la clasificación (nro_aciertos / n_ejemplos_mostrados)</text:p>
      <text:p text:style-name="P5">Precision del <text:s/>76.33333333333333 %</text:p>
      <text:h text:style-name="Título_20_3" text:outline-level="3">Ejemplo 3</text:h>
      <text:list xml:id="list153417362054887" text:continue-numbering="true" text:style-name="L1">
        <text:list-item>
          <text:p text:style-name="P14"><text:s text:c="4"/>LEARNING_RATE = 0.713712361381509</text:p>
        </text:list-item>
        <text:list-item>
          <text:p text:style-name="P14"><text:s text:c="4"/>NEURONAS_CAPA_OCULTA = 281</text:p>
        </text:list-item>
      </text:list>
      <text:p text:style-name="Heading">Error o Pérdida (Training Loss)</text:p>
      <text:p text:style-name="P4">Loss epoch 0 : 1.0987204087694609</text:p>
      <text:p text:style-name="P4">Loss epoch 1000 : 0.24677084205172042</text:p>
      <text:p text:style-name="P4">Loss epoch 2000 : 0.20862106534015912</text:p>
      <text:p text:style-name="P4">Loss epoch 3000 : 0.19823409537304046</text:p>
      <text:p text:style-name="P4">Loss epoch 4000 : 0.19350384046881347</text:p>
      <text:p text:style-name="P4">Loss epoch 5000 : 0.19067830160677696</text:p>
      <text:p text:style-name="P4">Loss epoch 6000 : 0.1887165396885429</text:p>
      <text:p text:style-name="P4">Loss epoch 7000 : 0.1871375575141335</text:p>
      <text:p text:style-name="P4">Loss epoch 8000 : 0.18579574153889258</text:p>
      <text:p text:style-name="P5">Loss epoch 9000 : 0.18462887296440258</text:p>
      <text:p text:style-name="Heading">Precisión de la clasificación (nro_aciertos / n_ejemplos_mostrados)</text:p>
      <text:p text:style-name="P5">Precisión del <text:s/>93.33333333333333 %</text:p>
      <text:h text:style-name="Título_20_3" text:outline-level="3">Ejemplo 4</text:h>
      <text:list xml:id="list153417499376299" text:continue-numbering="true" text:style-name="L1">
        <text:list-item>
          <text:p text:style-name="P14"><text:s text:c="4"/>LEARNING_RATE = 0.681370686036219</text:p>
        </text:list-item>
        <text:list-item>
          <text:p text:style-name="P14"><text:s text:c="4"/>NEURONAS_CAPA_OCULTA = 561</text:p>
        </text:list-item>
      </text:list>
      <text:p text:style-name="Heading">Error o Pérdida (Training Loss)</text:p>
      <text:p text:style-name="P4">Loss epoch 0 : 1.1052805012647968</text:p>
      <text:p text:style-name="P4">Loss epoch 1000 : 0.2855663349930117</text:p>
      <text:p text:style-name="P4">Loss epoch 2000 : 0.22743418230915363</text:p>
      <text:p text:style-name="P4">Loss epoch 3000 : 0.21069114125784233</text:p>
      <text:p text:style-name="P4">Loss epoch 4000 : 0.20478207184139463</text:p>
      <text:p text:style-name="P4"><text:soft-page-break/>Loss epoch 5000 : 0.20173434755662564</text:p>
      <text:p text:style-name="P4">Loss epoch 6000 : 0.19976282152701294</text:p>
      <text:p text:style-name="P4">Loss epoch 7000 : 0.19823150936302905</text:p>
      <text:p text:style-name="P4">Loss epoch 8000 : 0.19698100208836977</text:p>
      <text:p text:style-name="P5">Loss epoch 9000 : 0.19583394283066644</text:p>
      <text:p text:style-name="Heading">Precisión de la clasificación (nro_aciertos / n_ejemplos_mostrados)</text:p>
      <text:p text:style-name="P5">Precisión del <text:s/>93.33333333333333 %</text:p>
      <text:h text:style-name="Título_20_3" text:outline-level="3">Ejemplo 5</text:h>
      <text:list xml:id="list153419182221860" text:continue-numbering="true" text:style-name="L1">
        <text:list-item>
          <text:p text:style-name="P14"><text:s text:c="4"/>LEARNING_RATE = 0.9311469076415091</text:p>
        </text:list-item>
        <text:list-item>
          <text:p text:style-name="P14"><text:s text:c="4"/>NEURONAS_CAPA_OCULTA = 571</text:p>
        </text:list-item>
      </text:list>
      <text:p text:style-name="Heading">Error o Pérdida (Training Loss)</text:p>
      <text:p text:style-name="P4">Loss epoch 0 : 1.10790648478877</text:p>
      <text:p text:style-name="P4">Loss epoch 1000 : 0.24991912345247988</text:p>
      <text:p text:style-name="P4">Loss epoch 2000 : 0.1854106090057137</text:p>
      <text:p text:style-name="P4">Loss epoch 3000 : 0.16922126814391605</text:p>
      <text:p text:style-name="P4">Loss epoch 4000 : 0.16388655873333616</text:p>
      <text:p text:style-name="P4">Loss epoch 5000 : 0.16154518426783857</text:p>
      <text:p text:style-name="P4">Loss epoch 6000 : 0.16024536032395512</text:p>
      <text:p text:style-name="P4">Loss epoch 7000 : 0.15935146426375588</text:p>
      <text:p text:style-name="P4">Loss epoch 8000 : 0.1586875238466007</text:p>
      <text:p text:style-name="P5">Loss epoch 9000 : 0.1581414128189671</text:p>
      <text:p text:style-name="Heading">Precisión de la clasificación (nro_aciertos / n_ejemplos_mostrados)</text:p>
      <text:p text:style-name="P5">Precisión del <text:s/>95.66666666666667 %</text:p>
      <text:h text:style-name="Título_20_3" text:outline-level="3">Ejemplo 6</text:h>
      <text:list xml:id="list153419076912109" text:continue-numbering="true" text:style-name="L1">
        <text:list-item>
          <text:p text:style-name="P14"><text:s text:c="4"/>LEARNING_RATE = 0.8558954543817054</text:p>
        </text:list-item>
        <text:list-item>
          <text:p text:style-name="P14"><text:s text:c="4"/>NEURONAS_CAPA_OCULTA = 833</text:p>
        </text:list-item>
      </text:list>
      <text:p text:style-name="Heading">Error o Pérdida (Training Loss)</text:p>
      <text:p text:style-name="P4">Loss epoch 0 : 1.0941283916803266</text:p>
      <text:p text:style-name="P4">Loss epoch 1000 : 0.2272372092835227</text:p>
      <text:p text:style-name="P4">Loss epoch 2000 : 0.17323151289804006</text:p>
      <text:p text:style-name="P4"><text:soft-page-break/>Loss epoch 3000 : 0.15742696581066423</text:p>
      <text:p text:style-name="P4">Loss epoch 4000 : 0.1509472879449845</text:p>
      <text:p text:style-name="P4">Loss epoch 5000 : 0.14806012088150694</text:p>
      <text:p text:style-name="P4">Loss epoch 6000 : 0.14644619180010693</text:p>
      <text:p text:style-name="P4">Loss epoch 7000 : 0.14540841604220406</text:p>
      <text:p text:style-name="P4">Loss epoch 8000 : 0.14463581526753122</text:p>
      <text:p text:style-name="P5">Loss epoch 9000 : 0.14400781321591832</text:p>
      <text:p text:style-name="Heading">Precisión de la clasificación (nro_aciertos / n_ejemplos_mostrados)</text:p>
      <text:p text:style-name="P5">Precisión del <text:s/>95.66666666666667 %</text:p>
      <text:h text:style-name="Título_20_3" text:outline-level="3">Ejemplo 7</text:h>
      <text:list xml:id="list153418803486138" text:continue-numbering="true" text:style-name="L1">
        <text:list-item>
          <text:p text:style-name="P14"><text:s text:c="4"/>LEARNING_RATE = 0.41944190225629496</text:p>
        </text:list-item>
        <text:list-item>
          <text:p text:style-name="P14"><text:s text:c="4"/>NEURONAS_CAPA_OCULTA = 810</text:p>
        </text:list-item>
      </text:list>
      <text:p text:style-name="Heading">Error o Pérdida (Training Loss)</text:p>
      <text:p text:style-name="P4">Loss epoch 0 : 1.1015417539041732</text:p>
      <text:p text:style-name="P4">Loss epoch 1000 : 0.2435275153317512</text:p>
      <text:p text:style-name="P4">Loss epoch 2000 : 0.1863224061804544</text:p>
      <text:p text:style-name="P4">Loss epoch 3000 : 0.1734065440312556</text:p>
      <text:p text:style-name="P4">Loss epoch 4000 : 0.16868934811571118</text:p>
      <text:p text:style-name="P4">Loss epoch 5000 : 0.16583657754804804</text:p>
      <text:p text:style-name="P4">Loss epoch 6000 : 0.16329033500078302</text:p>
      <text:p text:style-name="P4">Loss epoch 7000 : 0.1607254784393584</text:p>
      <text:p text:style-name="P4">Loss epoch 8000 : 0.15795054141931777</text:p>
      <text:p text:style-name="P5">Loss epoch 9000 : 0.1550232854420328</text:p>
      <text:p text:style-name="Heading">Precisión de la clasificación (nro_aciertos / n_ejemplos_mostrados)</text:p>
      <text:p text:style-name="P5">Precisión del <text:s/>94.33333333333333 %</text:p>
      <text:h text:style-name="Título_20_3" text:outline-level="3">Ejemplo 8</text:h>
      <text:list xml:id="list153419069919334" text:continue-numbering="true" text:style-name="L1">
        <text:list-item>
          <text:p text:style-name="P14"><text:s text:c="4"/>LEARNING_RATE = 0.014298359953245132</text:p>
        </text:list-item>
        <text:list-item>
          <text:p text:style-name="P14"><text:s text:c="4"/>NEURONAS_CAPA_OCULTA = 580</text:p>
        </text:list-item>
      </text:list>
      <text:p text:style-name="Heading">Error o Pérdida (Training Loss)</text:p>
      <text:p text:style-name="P4">Loss epoch 0 : 1.0903949770873484</text:p>
      <text:p text:style-name="P4"><text:soft-page-break/>Loss epoch 1000 : 0.2172899434912148</text:p>
      <text:p text:style-name="P4">Loss epoch 2000 : 0.1550676279878512</text:p>
      <text:p text:style-name="P4">Loss epoch 3000 : 0.13520754334928747</text:p>
      <text:p text:style-name="P4">Loss epoch 4000 : 0.12674328402660626</text:p>
      <text:p text:style-name="P4">Loss epoch 5000 : 0.12230360366919531</text:p>
      <text:p text:style-name="P4">Loss epoch 6000 : 0.11965019652483201</text:p>
      <text:p text:style-name="P4">Loss epoch 7000 : 0.11791797154792942</text:p>
      <text:p text:style-name="P4">Loss epoch 8000 : 0.1167127691025136</text:p>
      <text:p text:style-name="P5">Loss epoch 9000 : 0.11583244733908589</text:p>
      <text:p text:style-name="Heading">Precisión de la clasificación (nro_aciertos / n_ejemplos_mostrados)</text:p>
      <text:p text:style-name="P5">Precisión del <text:s/>94.0 %</text:p>
      <text:h text:style-name="Título_20_3" text:outline-level="3">Ejemplo 9</text:h>
      <text:list xml:id="list153419164922603" text:continue-numbering="true" text:style-name="L1">
        <text:list-item>
          <text:p text:style-name="P14"><text:s text:c="4"/>LEARNING_RATE = 0.7118070280213765</text:p>
        </text:list-item>
        <text:list-item>
          <text:p text:style-name="P14"><text:s text:c="4"/>NEURONAS_CAPA_OCULTA = 610</text:p>
        </text:list-item>
      </text:list>
      <text:p text:style-name="Heading">Error o Pérdida (Training Loss)</text:p>
      <text:p text:style-name="P4">Loss epoch 0 : 1.109678596511428</text:p>
      <text:p text:style-name="P4">Loss epoch 1000 : 0.24124219195784402</text:p>
      <text:p text:style-name="P4">Loss epoch 2000 : 0.19920717638713348</text:p>
      <text:p text:style-name="P4">Loss epoch 3000 : 0.18927952247083882</text:p>
      <text:p text:style-name="P4">Loss epoch 4000 : 0.1853594278284126</text:p>
      <text:p text:style-name="P4">Loss epoch 5000 : 0.1828456257806632</text:p>
      <text:p text:style-name="P4">Loss epoch 6000 : 0.1807572054508101</text:p>
      <text:p text:style-name="P4">Loss epoch 7000 : 0.17869890458862492</text:p>
      <text:p text:style-name="P4">Loss epoch 8000 : 0.17660739454991645</text:p>
      <text:p text:style-name="P5">Loss epoch 9000 : 0.17447753613930156</text:p>
      <text:p text:style-name="Heading">Precisión de la clasificación (nro_aciertos / n_ejemplos_mostrados)</text:p>
      <text:p text:style-name="P5">Precisión del <text:s/>94.33333333333333 %</text:p>
      <text:h text:style-name="Título_20_3" text:outline-level="3">Ejemplo 10</text:h>
      <text:list xml:id="list153419204962078" text:continue-numbering="true" text:style-name="L1">
        <text:list-item>
          <text:p text:style-name="P14"><text:s text:c="4"/>LEARNING_RATE = 0.5388595124394132</text:p>
        </text:list-item>
        <text:list-item>
          <text:p text:style-name="P14"><text:s text:c="4"/>NEURONAS_CAPA_OCULTA = 482</text:p>
        </text:list-item>
      </text:list>
      <text:p text:style-name="Heading"><text:soft-page-break/>Error o Pérdida (Training Loss)</text:p>
      <text:p text:style-name="P4">Loss epoch 0 : 1.1076697427452005</text:p>
      <text:p text:style-name="P4">Loss epoch 1000 : 0.23831123157759768</text:p>
      <text:p text:style-name="P4">Loss epoch 2000 : 0.18928438345835782</text:p>
      <text:p text:style-name="P4">Loss epoch 3000 : 0.1757032876427536</text:p>
      <text:p text:style-name="P4">Loss epoch 4000 : 0.17049308484023692</text:p>
      <text:p text:style-name="P4">Loss epoch 5000 : 0.1676535820365635</text:p>
      <text:p text:style-name="P4">Loss epoch 6000 : 0.1657209149289157</text:p>
      <text:p text:style-name="P4">Loss epoch 7000 : 0.16413709828963635</text:p>
      <text:p text:style-name="P4">Loss epoch 8000 : 0.16198166799040792</text:p>
      <text:p text:style-name="P5">Loss epoch 9000 : 0.15765492420956334</text:p>
      <text:p text:style-name="Heading">Precisión de la clasificación (nro_aciertos / n_ejemplos_mostrados)</text:p>
      <text:p text:style-name="P5">Precisión del <text:s/>95.33333333333333 %</text:p>
      <text:h text:style-name="Título_20_3" text:outline-level="3">Ejemplo 11</text:h>
      <text:list xml:id="list153417397930400" text:continue-numbering="true" text:style-name="L1">
        <text:list-item>
          <text:p text:style-name="P14"><text:s text:c="4"/>LEARNING_RATE = 0.2944478057200265</text:p>
        </text:list-item>
        <text:list-item>
          <text:p text:style-name="P14"><text:s text:c="4"/>NEURONAS_CAPA_OCULTA = 894</text:p>
        </text:list-item>
      </text:list>
      <text:p text:style-name="Heading">Error o Pérdida (Training Loss)</text:p>
      <text:p text:style-name="P4">Loss epoch 0 : 1.099923092387097</text:p>
      <text:p text:style-name="P4">Loss epoch 1000 : 0.24167221635241765</text:p>
      <text:p text:style-name="P4">Loss epoch 2000 : 0.1987524080486055</text:p>
      <text:p text:style-name="P4">Loss epoch 3000 : 0.18930671459829337</text:p>
      <text:p text:style-name="P4">Loss epoch 4000 : 0.18588715053862417</text:p>
      <text:p text:style-name="P4">Loss epoch 5000 : 0.1834234166535517</text:p>
      <text:p text:style-name="P4">Loss epoch 6000 : 0.18186293046810634</text:p>
      <text:p text:style-name="P4">Loss epoch 7000 : 0.1806430955365254</text:p>
      <text:p text:style-name="P4">Loss epoch 8000 : 0.17911480177146347</text:p>
      <text:p text:style-name="P5">Loss epoch 9000 : 0.1777389065172713</text:p>
      <text:p text:style-name="Heading">Precisión de la clasificación (nro_aciertos / n_ejemplos_mostrados)</text:p>
      <text:p text:style-name="P5">Precisión del <text:s/>94.66666666666667 %</text:p>
      <text:h text:style-name="Título_20_3" text:outline-level="3"><text:soft-page-break/>Ejemplo 12</text:h>
      <text:list xml:id="list153418206038438" text:continue-numbering="true" text:style-name="L1">
        <text:list-item>
          <text:p text:style-name="P14"><text:s text:c="4"/>LEARNING_RATE = 0.033159854437220915</text:p>
        </text:list-item>
        <text:list-item>
          <text:p text:style-name="P14"><text:s text:c="4"/>NEURONAS_CAPA_OCULTA = 434</text:p>
        </text:list-item>
      </text:list>
      <text:p text:style-name="Heading">Error o Pérdida (Training Loss)</text:p>
      <text:p text:style-name="P4">Loss epoch 0 : 1.092227529969928</text:p>
      <text:p text:style-name="P4">Loss epoch 1000 : 0.24198394113625313</text:p>
      <text:p text:style-name="P4">Loss epoch 2000 : 0.1850083487580542</text:p>
      <text:p text:style-name="P4">Loss epoch 3000 : 0.17119705838200777</text:p>
      <text:p text:style-name="P4">Loss epoch 4000 : 0.1664337910943598</text:p>
      <text:p text:style-name="P4">Loss epoch 5000 : 0.16427447792964128</text:p>
      <text:p text:style-name="P4">Loss epoch 6000 : 0.1630751522246395</text:p>
      <text:p text:style-name="P4">Loss epoch 7000 : 0.16228024163796206</text:p>
      <text:p text:style-name="P4">Loss epoch 8000 : 0.16167089414946192</text:p>
      <text:p text:style-name="P5">Loss epoch 9000 : 0.16114990705651513</text:p>
      <text:p text:style-name="Heading">Precisión de la clasificación (nro_aciertos / n_ejemplos_mostrados)</text:p>
      <text:p text:style-name="P5">Precisión del <text:s/>94.66666666666667 %</text:p>
      <text:h text:style-name="Título_20_3" text:outline-level="3">Ejemplo 13</text:h>
      <text:list xml:id="list153418284864302" text:continue-numbering="true" text:style-name="L1">
        <text:list-item>
          <text:p text:style-name="P14"><text:s text:c="4"/>LEARNING_RATE = 0.7727973853051172</text:p>
        </text:list-item>
        <text:list-item>
          <text:p text:style-name="P14"><text:s text:c="4"/>NEURONAS_CAPA_OCULTA = 199</text:p>
        </text:list-item>
      </text:list>
      <text:p text:style-name="Heading">Error o Pérdida (Training Loss)</text:p>
      <text:p text:style-name="P4">Loss epoch 0 : 1.1007321280009146</text:p>
      <text:p text:style-name="P4">Loss epoch 1000 : 0.24950895222534955</text:p>
      <text:p text:style-name="P4">Loss epoch 2000 : 0.1931647443156464</text:p>
      <text:p text:style-name="P4">Loss epoch 3000 : 0.17893058850057925</text:p>
      <text:p text:style-name="P4">Loss epoch 4000 : 0.17395816271864853</text:p>
      <text:p text:style-name="P4">Loss epoch 5000 : 0.1715644428709862</text:p>
      <text:p text:style-name="P4">Loss epoch 6000 : 0.17003538419126793</text:p>
      <text:p text:style-name="P4">Loss epoch 7000 : 0.16868832510671644</text:p>
      <text:p text:style-name="P4">Loss epoch 8000 : 0.16737507647060632</text:p>
      <text:p text:style-name="P5">Loss epoch 9000 : 0.16590912715530973</text:p>
      <text:p text:style-name="Heading"><text:soft-page-break/>Precisión de la clasificación (nro_aciertos / n_ejemplos_mostrados)</text:p>
      <text:p text:style-name="P5">Precisión del <text:s/>94.0 %</text:p>
      <text:h text:style-name="Título_20_3" text:outline-level="3">Ejemplo 14</text:h>
      <text:list xml:id="list153419085352216" text:continue-numbering="true" text:style-name="L1">
        <text:list-item>
          <text:p text:style-name="P14"><text:s text:c="4"/>LEARNING_RATE = 0.8447312152708882</text:p>
        </text:list-item>
        <text:list-item>
          <text:p text:style-name="P14"><text:s text:c="4"/>NEURONAS_CAPA_OCULTA = 263</text:p>
        </text:list-item>
      </text:list>
      <text:p text:style-name="Heading">Error o Pérdida (Training Loss)</text:p>
      <text:p text:style-name="P4">Loss epoch 0 : 1.0924583532720253</text:p>
      <text:p text:style-name="P4">Loss epoch 1000 : 0.2625126517658894</text:p>
      <text:p text:style-name="P4">Loss epoch 2000 : 0.2297093538125909</text:p>
      <text:p text:style-name="P4">Loss epoch 3000 : 0.22087583561661445</text:p>
      <text:p text:style-name="P4">Loss epoch 4000 : 0.21668967856214913</text:p>
      <text:p text:style-name="P4">Loss epoch 5000 : 0.21386674229986313</text:p>
      <text:p text:style-name="P4">Loss epoch 6000 : 0.21138501648956218</text:p>
      <text:p text:style-name="P4">Loss epoch 7000 : 0.20939144576367422</text:p>
      <text:p text:style-name="P4">Loss epoch 8000 : 0.20793837563386564</text:p>
      <text:p text:style-name="P5">Loss epoch 9000 : 0.20677997789660582</text:p>
      <text:p text:style-name="Heading">Precisión de la clasificación (nro_aciertos / n_ejemplos_mostrados)</text:p>
      <text:p text:style-name="P5">Precisión del <text:s/>94.66666666666667 %</text:p>
      <text:h text:style-name="Título_20_3" text:outline-level="3">Ejemplo 15</text:h>
      <text:list xml:id="list153418022574707" text:continue-numbering="true" text:style-name="L1">
        <text:list-item>
          <text:p text:style-name="P14"><text:s text:c="4"/>LEARNING_RATE = 0.5150367582409667</text:p>
        </text:list-item>
        <text:list-item>
          <text:p text:style-name="P14"><text:s text:c="4"/>NEURONAS_CAPA_OCULTA = 550</text:p>
        </text:list-item>
      </text:list>
      <text:p text:style-name="Heading">Error o Pérdida (Training Loss)</text:p>
      <text:p text:style-name="P4">Loss epoch 0 : 1.1005524334361807</text:p>
      <text:p text:style-name="P4">Loss epoch 1000 : 0.22593057839604808</text:p>
      <text:p text:style-name="P4">Loss epoch 2000 : 0.18681114357608822</text:p>
      <text:p text:style-name="P4">Loss epoch 3000 : 0.1777744492511456</text:p>
      <text:p text:style-name="P4">Loss epoch 4000 : 0.17455948402839896</text:p>
      <text:p text:style-name="P4">Loss epoch 5000 : 0.17286646631026212</text:p>
      <text:p text:style-name="P4">Loss epoch 6000 : 0.17169849280273913</text:p>
      <text:p text:style-name="P4">Loss epoch 7000 : 0.17073127682795886</text:p>
      <text:p text:style-name="P4"><text:soft-page-break/>Loss epoch 8000 : 0.16991372576187772</text:p>
      <text:p text:style-name="P5">Loss epoch 9000 : 0.1691883286445439</text:p>
      <text:p text:style-name="Heading">Precisión de la clasificación (nro_aciertos / n_ejemplos_mostrados)</text:p>
      <text:p text:style-name="Text_20_body"><text:tab/>Precisión del <text:s/>96.0 %</text:p>
      <text:h text:style-name="Título_20_3" text:outline-level="3">Ejemplo 16</text:h>
      <text:list xml:id="list153418329324235" text:continue-numbering="true" text:style-name="L1">
        <text:list-item>
          <text:p text:style-name="P14"><text:s text:c="4"/>LEARNING_RATE = 0.8349257541834374</text:p>
        </text:list-item>
        <text:list-item>
          <text:p text:style-name="P14"><text:s text:c="4"/>NEURONAS_CAPA_OCULTA = 872</text:p>
        </text:list-item>
      </text:list>
      <text:p text:style-name="Heading">Error o Pérdida (Training Loss)</text:p>
      <text:p text:style-name="P4">Loss epoch 0 : 1.1125106100918178</text:p>
      <text:p text:style-name="P4">Loss epoch 1000 : 0.2298363053082874</text:p>
      <text:p text:style-name="P4">Loss epoch 2000 : 0.17775411204090383</text:p>
      <text:p text:style-name="P4">Loss epoch 3000 : 0.16519764961383468</text:p>
      <text:p text:style-name="P4">Loss epoch 4000 : 0.16059837427517917</text:p>
      <text:p text:style-name="P4">Loss epoch 5000 : 0.15832558105667147</text:p>
      <text:p text:style-name="P4">Loss epoch 6000 : 0.15691970894989649</text:p>
      <text:p text:style-name="P4">Loss epoch 7000 : 0.15599679930546254</text:p>
      <text:p text:style-name="P4">Loss epoch 8000 : 0.15530759374105801</text:p>
      <text:p text:style-name="P5">Loss epoch 9000 : 0.15475341420875632</text:p>
      <text:p text:style-name="Heading">Precisión de la clasificación (nro_aciertos / n_ejemplos_mostrados)</text:p>
      <text:p text:style-name="P5">Precisión del <text:s/>94.0 %</text:p>
      <text:h text:style-name="Título_20_3" text:outline-level="3">Conclusiones</text:h>
      <text:p text:style-name="Párrafo_20_de_20_lista">Se obtuvo una mayor precisión (del 96 %) en el ejemplo 15 con la función de activación ReLU para la siguiente combinación de hiperparámetros:</text:p>
      <text:list xml:id="list2988948965" text:style-name="L2">
        <text:list-item>
          <text:p text:style-name="P8">LEARNING_RATE = 0,5150367582409667</text:p>
        </text:list-item>
        <text:list-item>
          <text:p text:style-name="P8">NEURONAS_CAPA_OCULTA = 550</text:p>
        </text:list-item>
      </text:list>
      <text:p text:style-name="Párrafo_20_de_20_lista"><text:span text:style-name="Fuente_20_de_20_párrafo_20_predeter."><text:span text:style-name="T1">También se obtuvo el menor error (loss = </text:span></text:span>0.11583244733908589<text:span text:style-name="Fuente_20_de_20_párrafo_20_predeter."><text:span text:style-name="T1">) para la siguiente combinación de parámetros para el ejemplo 8 ocho:</text:span></text:span></text:p>
      <text:list xml:id="list321711134" text:style-name="L3">
        <text:list-item>
          <text:list>
            <text:list-item>
              <text:p text:style-name="P9">LEARNING_RATE = 0.014298359953245132</text:p>
            </text:list-item>
            <text:list-item>
              <text:p text:style-name="P11"><text:span text:style-name="Fuente_20_de_20_párrafo_20_predeter."><text:span text:style-name="T2">NEURONAS_CAPA_OCULTA = 580</text:span></text:span></text:p>
            </text:list-item>
          </text:list>
        </text:list-item>
      </text:list>
      <text:h text:style-name="P19" text:outline-level="1">Resultados con la función de activación <text:span text:style-name="T3">Sigmoide</text:span></text:h>
      <text:h text:style-name="P20" text:outline-level="3">Ejemplo 1</text:h>
      <text:list xml:id="list153418707165311" text:continue-list="list153418329324235" text:style-name="L1">
        <text:list-item>
          <text:p text:style-name="P15"><text:s text:c="4"/>LEARNING_RATE = 1</text:p>
        </text:list-item>
        <text:list-item>
          <text:p text:style-name="P15"><text:s text:c="4"/>NEURONAS_CAPA_OCULTA = 100</text:p>
        </text:list-item>
      </text:list>
      <text:p text:style-name="P7"><text:soft-page-break/>Error o Pérdida (Training Loss)</text:p>
      <text:p text:style-name="P17">Loss epoch 0 : 1.1127879099224727</text:p>
      <text:p text:style-name="P17">Loss epoch 1000 : 0.26436070583736254</text:p>
      <text:p text:style-name="P17">Loss epoch 2000 : 0.23380619968539584</text:p>
      <text:p text:style-name="P17">Loss epoch 3000 : 0.22008224011849867</text:p>
      <text:p text:style-name="P17">Loss epoch 4000 : 0.21344243858190057</text:p>
      <text:p text:style-name="P17">Loss epoch 5000 : 0.2101688091271101</text:p>
      <text:p text:style-name="P17">Loss epoch 6000 : 0.20898018047050754</text:p>
      <text:p text:style-name="P17">Loss epoch 7000 : 0.20896775747217108</text:p>
      <text:p text:style-name="P17">Loss epoch 8000 : 0.20960854685601915</text:p>
      <text:p text:style-name="P17">Loss epoch 9000 : 0.21070188648080987</text:p>
      <text:p text:style-name="P7">Precisión de la clasificación (nro_aciertos / n_ejemplos_mostrados)</text:p>
      <text:p text:style-name="P17">Precisión del <text:s/>93.33333333333333 %</text:p>
      <text:h text:style-name="P20" text:outline-level="3">Ejemplo 2</text:h>
      <text:list xml:id="list153418510420905" text:continue-numbering="true" text:style-name="L1">
        <text:list-item>
          <text:p text:style-name="P15"><text:s text:c="4"/>LEARNING_RATE = 0.11678492432790355</text:p>
        </text:list-item>
        <text:list-item>
          <text:p text:style-name="P15"><text:s text:c="4"/>NEURONAS_CAPA_OCULTA = 14</text:p>
        </text:list-item>
      </text:list>
      <text:p text:style-name="P7">Error o Pérdida (Training Loss)</text:p>
      <text:p text:style-name="P17">Loss epoch 0 : 1.1004424261492374</text:p>
      <text:p text:style-name="P17">Loss epoch 1000 : 0.3890168607541254</text:p>
      <text:p text:style-name="P17">Loss epoch 2000 : 0.3750504759180147</text:p>
      <text:p text:style-name="P17">Loss epoch 3000 : 0.38622658660389236</text:p>
      <text:p text:style-name="P17">Loss epoch 4000 : 0.3775969080829212</text:p>
      <text:p text:style-name="P17">Loss epoch 5000 : 0.37258333401147614</text:p>
      <text:p text:style-name="P17">Loss epoch 6000 : 0.47399922133607736</text:p>
      <text:p text:style-name="P17">Loss epoch 7000 : 0.3999794810101523</text:p>
      <text:p text:style-name="P17">Loss epoch 8000 : 0.4540160592323071</text:p>
      <text:p text:style-name="P17">Loss epoch 9000 : 0.42685308153231066</text:p>
      <text:p text:style-name="P7">Precisión de la clasificación (nro_aciertos / n_ejemplos_mostrados)</text:p>
      <text:p text:style-name="P17">Precisión del <text:s/>70.0 %</text:p>
      <text:h text:style-name="P20" text:outline-level="3"><text:soft-page-break/>Ejemplo 3</text:h>
      <text:list xml:id="list153417526764545" text:continue-numbering="true" text:style-name="L1">
        <text:list-item>
          <text:p text:style-name="P15"><text:s text:c="4"/>LEARNING_RATE = 0.713712361381509</text:p>
        </text:list-item>
        <text:list-item>
          <text:p text:style-name="P15"><text:s text:c="4"/>NEURONAS_CAPA_OCULTA = 281</text:p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4</text:h>
      <text:list xml:id="list153418380169477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5</text:h>
      <text:list xml:id="list153418753033197" text:continue-numbering="true" text:style-name="L1">
        <text:list-item>
          <text:p text:style-name="P15"><text:s text:c="4"/></text:p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6</text:h>
      <text:list xml:id="list153417273953417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7</text:h>
      <text:list xml:id="list153418298836339" text:continue-numbering="true" text:style-name="L1">
        <text:list-item>
          <text:p text:style-name="P15"/>
        </text:list-item>
      </text:list>
      <text:p text:style-name="P7"><text:soft-page-break/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8</text:h>
      <text:list xml:id="list153417260267472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9</text:h>
      <text:list xml:id="list153418427321285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10</text:h>
      <text:list xml:id="list153419008712460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11</text:h>
      <text:list xml:id="list153418456590006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<text:soft-page-break/>Precisión de la clasificación (nro_aciertos / n_ejemplos_mostrados)</text:p>
      <text:p text:style-name="P17"/>
      <text:h text:style-name="P20" text:outline-level="3">Ejemplo 12</text:h>
      <text:list xml:id="list153418896647494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13</text:h>
      <text:list xml:id="list153417964145175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14</text:h>
      <text:list xml:id="list153418421075802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Ejemplo 15</text:h>
      <text:list xml:id="list153417901869336" text:continue-numbering="true" text:style-name="L1">
        <text:list-item>
          <text:p text:style-name="P15"/>
        </text:list-item>
      </text:list>
      <text:p text:style-name="P7">Error o Pérdida (Training Loss)</text:p>
      <text:p text:style-name="P17"/>
      <text:p text:style-name="P7">Precisión de la clasificación (nro_aciertos / n_ejemplos_mostrados)</text:p>
      <text:p text:style-name="P18"><text:tab/></text:p>
      <text:h text:style-name="P20" text:outline-level="3">Ejemplo 16</text:h>
      <text:list xml:id="list153418293576731" text:continue-numbering="true" text:style-name="L1">
        <text:list-item>
          <text:p text:style-name="P15"/>
        </text:list-item>
      </text:list>
      <text:p text:style-name="P7"><text:soft-page-break/>Error o Pérdida (Training Loss)</text:p>
      <text:p text:style-name="P17"/>
      <text:p text:style-name="P7">Precisión de la clasificación (nro_aciertos / n_ejemplos_mostrados)</text:p>
      <text:p text:style-name="P17"/>
      <text:h text:style-name="P20" text:outline-level="3">Conclusiones</text:h>
      <text:p text:style-name="P12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6-29T23:30:00Z</meta:creation-date>
    <dc:date>2022-06-30T15:34:14.307405973</dc:date>
    <meta:editing-cycles>4</meta:editing-cycles>
    <meta:editing-duration>PT1H20M</meta:editing-duration>
    <meta:document-statistic meta:table-count="0" meta:image-count="0" meta:object-count="0" meta:page-count="15" meta:paragraph-count="396" meta:word-count="1825" meta:character-count="13701" meta:non-whitespace-character-count="12137"/>
    <meta:template xlink:type="simple" xlink:actuate="onRequest" xlink:title="" xlink:href="Normal"/>
  </office:meta>
</office:document-meta>
</file>